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56D5795D97F17E95.jpg" manifest:media-type="image/jpeg"/>
  <manifest:file-entry manifest:full-path="Pictures/1000000000000500000000CF73E1439B139099F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" svg:font-family="Arial" style:font-adornments="Negrito" style:font-family-generic="swiss" style:font-pitch="variable"/>
    <style:font-face style:name="Arial2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Contents_20_Heading">
      <style:paragraph-properties fo:text-align="center" style:justify-single-word="false"/>
      <style:text-properties style:font-name="Arial3" fo:font-size="12pt" fo:language="pt" fo:country="BR" fo:font-weight="normal" officeooo:rsid="001d0934" officeooo:paragraph-rsid="001d0934" style:font-size-asian="12pt" style:font-weight-asian="normal" style:font-size-complex="12pt" style:font-weight-complex="normal"/>
    </style:style>
    <style:style style:name="P4" style:family="paragraph" style:parent-style-name="Contents_20_Heading">
      <style:paragraph-properties fo:text-align="center" style:justify-single-word="false"/>
      <style:text-properties style:font-name="Arial3" fo:font-size="12pt" fo:language="pt" fo:country="BR" fo:font-weight="normal" officeooo:rsid="001d0934" officeooo:paragraph-rsid="0043dda9" style:font-size-asian="12pt" style:font-weight-asian="normal" style:font-size-complex="12pt" style:font-weight-complex="normal"/>
    </style:style>
    <style:style style:name="P5" style:family="paragraph" style:parent-style-name="Contents_20_Heading">
      <style:paragraph-properties fo:text-align="center" style:justify-single-word="false"/>
      <style:text-properties style:font-name="Arial3" fo:font-size="12pt" fo:language="pt" fo:country="BR" fo:font-weight="normal" officeooo:rsid="0042075d" officeooo:paragraph-rsid="0042075d" style:font-size-asian="12pt" style:font-weight-asian="normal" style:font-size-complex="12pt" style:font-weight-complex="normal"/>
    </style:style>
    <style:style style:name="P6" style:family="paragraph" style:parent-style-name="Contents_20_Heading">
      <style:paragraph-properties fo:text-align="center" style:justify-single-word="false"/>
      <style:text-properties style:font-name="Arial3" fo:font-size="12pt" fo:language="pt" fo:country="BR" fo:font-weight="normal" officeooo:rsid="0042075d" officeooo:paragraph-rsid="0043dda9" style:font-size-asian="12pt" style:font-weight-asian="normal" style:font-size-complex="12pt" style:font-weight-complex="normal"/>
    </style:style>
    <style:style style:name="P7" style:family="paragraph" style:parent-style-name="Text_20_body">
      <style:text-properties style:font-name="Arial" fo:font-size="12pt" fo:font-weight="bold" officeooo:rsid="001d0934" officeooo:paragraph-rsid="001d0934" style:font-name-asian="Microsoft YaHei" style:font-size-asian="28pt" style:font-weight-asian="bold" style:font-name-complex="Arial4" style:font-size-complex="28pt" style:font-weight-complex="bold"/>
    </style:style>
    <style:style style:name="P8" style:family="paragraph" style:parent-style-name="Text_20_body">
      <style:text-properties style:font-name="Arial" fo:font-size="12pt" fo:font-weight="bold" officeooo:rsid="001d0934" officeooo:paragraph-rsid="0043dda9" style:font-name-asian="Microsoft YaHei" style:font-size-asian="28pt" style:font-weight-asian="bold" style:font-name-complex="Arial4" style:font-size-complex="28pt" style:font-weight-complex="bold"/>
    </style:style>
    <style:style style:name="P9" style:family="paragraph" style:parent-style-name="Text_20_body">
      <style:text-properties style:font-name="Arial" fo:font-size="12pt" fo:font-weight="bold" officeooo:rsid="0042075d" officeooo:paragraph-rsid="001d0934" style:font-name-asian="Microsoft YaHei" style:font-size-asian="28pt" style:font-weight-asian="bold" style:font-name-complex="Arial4" style:font-size-complex="28pt" style:font-weight-complex="bold"/>
    </style:style>
    <style:style style:name="P10" style:family="paragraph" style:parent-style-name="Text_20_body">
      <style:text-properties style:font-name="Arial" fo:font-size="12pt" fo:font-weight="bold" officeooo:rsid="0042075d" officeooo:paragraph-rsid="0042075d" style:font-name-asian="Microsoft YaHei" style:font-size-asian="28pt" style:font-weight-asian="bold" style:font-name-complex="Arial4" style:font-size-complex="28pt" style:font-weight-complex="bold"/>
    </style:style>
    <style:style style:name="P11" style:family="paragraph" style:parent-style-name="Text_20_body">
      <style:text-properties style:font-name="Arial" fo:font-size="12pt" fo:font-weight="bold" officeooo:rsid="0042075d" officeooo:paragraph-rsid="0043dda9" style:font-name-asian="Microsoft YaHei" style:font-size-asian="28pt" style:font-weight-asian="bold" style:font-name-complex="Arial4" style:font-size-complex="28pt" style:font-weight-complex="bold"/>
    </style:style>
    <style:style style:name="P12" style:family="paragraph" style:parent-style-name="Text_20_body">
      <style:text-properties style:font-name="Arial" fo:font-size="12pt" fo:font-weight="normal" officeooo:rsid="001d0934" officeooo:paragraph-rsid="001d0934" style:font-name-asian="Microsoft YaHei" style:font-size-asian="28pt" style:font-weight-asian="normal" style:font-name-complex="Arial4" style:font-size-complex="28pt" style:font-weight-complex="normal"/>
    </style:style>
    <style:style style:name="P13" style:family="paragraph" style:parent-style-name="Text_20_body">
      <style:text-properties style:font-name="Arial" fo:font-size="12pt" fo:font-weight="normal" officeooo:rsid="001d0934" officeooo:paragraph-rsid="0043dda9" style:font-name-asian="Microsoft YaHei" style:font-size-asian="28pt" style:font-weight-asian="normal" style:font-name-complex="Arial4" style:font-size-complex="28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Arial2" fo:language="pt" fo:country="BR" fo:font-weight="bold" officeooo:rsid="003e3a67" officeooo:paragraph-rsid="003e3a67" fo:background-color="#ffff00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font-name="Arial2" fo:language="pt" fo:country="BR" fo:font-weight="bold" officeooo:rsid="003e3a67" officeooo:paragraph-rsid="0043dda9" fo:background-color="#ffff00" style:font-weight-asian="bold" style:font-weight-complex="bold"/>
    </style:style>
    <style:style style:name="P16" style:family="paragraph" style:parent-style-name="Text_20_body">
      <style:text-properties officeooo:paragraph-rsid="004195c8"/>
    </style:style>
    <style:style style:name="P17" style:family="paragraph" style:parent-style-name="Text_20_body">
      <style:paragraph-properties fo:text-align="center" style:justify-single-word="false"/>
      <style:text-properties officeooo:paragraph-rsid="0043dda9"/>
    </style:style>
    <style:style style:name="P18" style:family="paragraph" style:parent-style-name="Text_20_body">
      <style:paragraph-properties fo:text-align="center" style:justify-single-word="false"/>
      <style:text-properties officeooo:paragraph-rsid="00441f32"/>
    </style:style>
    <style:style style:name="P19" style:family="paragraph" style:parent-style-name="Text_20_body">
      <style:text-properties officeooo:rsid="00459c69" officeooo:paragraph-rsid="00459c69"/>
    </style:style>
    <style:style style:name="P20" style:family="paragraph" style:parent-style-name="Text_20_body">
      <style:paragraph-properties fo:text-align="justify" style:justify-single-word="false"/>
      <style:text-properties officeooo:rsid="00459c69" officeooo:paragraph-rsid="00459c69"/>
    </style:style>
    <style:style style:name="P21" style:family="paragraph" style:parent-style-name="Text_20_body">
      <style:text-properties officeooo:paragraph-rsid="00459c69"/>
    </style:style>
    <style:style style:name="P22" style:family="paragraph" style:parent-style-name="Text_20_body">
      <style:text-properties officeooo:rsid="00480d0a" officeooo:paragraph-rsid="00480d0a"/>
    </style:style>
    <style:style style:name="P23" style:family="paragraph" style:parent-style-name="Text_20_body">
      <style:text-properties officeooo:rsid="00487ccb" officeooo:paragraph-rsid="00487ccb"/>
    </style:style>
    <style:style style:name="P24" style:family="paragraph" style:parent-style-name="Text_20_body">
      <style:text-properties officeooo:rsid="0049cdce" officeooo:paragraph-rsid="0049cdce"/>
    </style:style>
    <style:style style:name="P25" style:family="paragraph" style:parent-style-name="Text_20_body">
      <style:text-properties officeooo:rsid="004a5a6b" officeooo:paragraph-rsid="004a5a6b"/>
    </style:style>
    <style:style style:name="P26" style:family="paragraph" style:parent-style-name="Text_20_body">
      <style:text-properties officeooo:rsid="004bda7f" officeooo:paragraph-rsid="004bda7f"/>
    </style:style>
    <style:style style:name="P27" style:family="paragraph" style:parent-style-name="Text_20_body">
      <style:text-properties officeooo:rsid="004ccf18" officeooo:paragraph-rsid="004ccf18"/>
    </style:style>
    <style:style style:name="P28" style:family="paragraph" style:parent-style-name="Text_20_body">
      <style:text-properties officeooo:rsid="004da9a0" officeooo:paragraph-rsid="004da9a0"/>
    </style:style>
    <style:style style:name="P29" style:family="paragraph" style:parent-style-name="Text_20_body">
      <style:text-properties officeooo:rsid="004f363d" officeooo:paragraph-rsid="004f363d"/>
    </style:style>
    <style:style style:name="P30" style:family="paragraph" style:parent-style-name="Text_20_body">
      <style:text-properties officeooo:rsid="0051273b" officeooo:paragraph-rsid="0051273b"/>
    </style:style>
    <style:style style:name="P31" style:family="paragraph" style:parent-style-name="Text_20_body">
      <style:text-properties officeooo:rsid="00536ade" officeooo:paragraph-rsid="00536ade"/>
    </style:style>
    <style:style style:name="P32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4" style:family="paragraph" style:parent-style-name="Contents_20_Heading">
      <style:paragraph-properties fo:break-before="page"/>
    </style:style>
    <style:style style:name="P35" style:family="paragraph" style:parent-style-name="Bibliography_20_Heading">
      <style:paragraph-properties fo:break-before="page"/>
    </style:style>
    <style:style style:name="P36" style:family="paragraph" style:parent-style-name="Text_20_body">
      <style:paragraph-properties fo:text-align="center" style:justify-single-word="false" fo:break-before="page"/>
      <style:text-properties officeooo:paragraph-rsid="00441f32"/>
    </style:style>
    <style:style style:name="P37" style:family="paragraph" style:parent-style-name="Bibliography_20_1">
      <style:paragraph-properties>
        <style:tab-stops/>
      </style:paragraph-properties>
    </style:style>
    <style:style style:name="P38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0" style:family="paragraph" style:parent-style-name="Contents_20_Heading">
      <style:paragraph-properties fo:break-before="page"/>
    </style:style>
    <style:style style:name="P41" style:family="paragraph" style:parent-style-name="Heading_20_1" style:list-style-name="">
      <style:text-properties style:font-name="Arial3" fo:font-size="12pt" fo:language="pt" fo:country="BR" fo:font-style="normal" fo:font-weight="bold" officeooo:rsid="00053733" officeooo:paragraph-rsid="001deff8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Heading_20_1">
      <style:text-properties officeooo:rsid="0047bc63" officeooo:paragraph-rsid="0047bc63"/>
    </style:style>
    <style:style style:name="P43" style:family="paragraph" style:parent-style-name="Heading_20_1">
      <style:text-properties officeooo:rsid="00480d0a" officeooo:paragraph-rsid="00480d0a"/>
    </style:style>
    <style:style style:name="P44" style:family="paragraph" style:parent-style-name="Heading_20_1">
      <style:text-properties officeooo:rsid="00487ccb" officeooo:paragraph-rsid="00487ccb"/>
    </style:style>
    <style:style style:name="P45" style:family="paragraph" style:parent-style-name="Heading_20_1">
      <style:paragraph-properties fo:break-before="page"/>
      <style:text-properties officeooo:rsid="00459c69" officeooo:paragraph-rsid="00459c69"/>
    </style:style>
    <style:style style:name="P46" style:family="paragraph" style:parent-style-name="Heading_20_2">
      <style:text-properties officeooo:rsid="0049cdce" officeooo:paragraph-rsid="0049cdce"/>
    </style:style>
    <style:style style:name="P47" style:family="paragraph" style:parent-style-name="Heading_20_2">
      <style:text-properties officeooo:rsid="004bda7f" officeooo:paragraph-rsid="004bda7f"/>
    </style:style>
    <style:style style:name="P48" style:family="paragraph" style:parent-style-name="Heading_20_2">
      <style:text-properties officeooo:rsid="004c3c67" officeooo:paragraph-rsid="004c3c67"/>
    </style:style>
    <style:style style:name="P49" style:family="paragraph" style:parent-style-name="Heading_20_2">
      <style:text-properties officeooo:rsid="004ccf18" officeooo:paragraph-rsid="004ccf18"/>
    </style:style>
    <style:style style:name="P50" style:family="paragraph" style:parent-style-name="Text_20_body" style:master-page-name="CTM_20__7c__20_Capa">
      <style:paragraph-properties fo:text-align="center" style:justify-single-word="false" style:page-number="auto"/>
    </style:style>
    <style:style style:name="P51" style:family="paragraph" style:parent-style-name="Text_20_body" style:list-style-name="L1">
      <style:paragraph-properties fo:text-align="justify" style:justify-single-word="false"/>
      <style:text-properties fo:font-size="12pt" officeooo:rsid="00459c69" officeooo:paragraph-rsid="00459c69" style:font-size-asian="10.5pt" style:font-size-complex="12pt"/>
    </style:style>
    <style:style style:name="P52" style:family="paragraph" style:parent-style-name="Text_20_body" style:list-style-name="L1">
      <style:paragraph-properties fo:text-align="justify" style:justify-single-word="false"/>
      <style:text-properties fo:font-size="12pt" officeooo:rsid="004651fe" officeooo:paragraph-rsid="004651fe" style:font-size-asian="10.5pt" style:font-size-complex="12pt"/>
    </style:style>
    <style:style style:name="P53" style:family="paragraph" style:parent-style-name="Text_20_body" style:list-style-name="L1">
      <style:paragraph-properties fo:text-align="justify" style:justify-single-word="false"/>
      <style:text-properties fo:font-size="12pt" officeooo:rsid="00479644" officeooo:paragraph-rsid="00479644" style:font-size-asian="10.5pt" style:font-size-complex="12pt"/>
    </style:style>
    <style:style style:name="P54" style:family="paragraph" style:parent-style-name="Text_20_body" style:list-style-name="L1">
      <style:paragraph-properties fo:text-align="justify" style:justify-single-word="false"/>
      <style:text-properties officeooo:paragraph-rsid="00479644"/>
    </style:style>
    <style:style style:name="P55" style:family="paragraph" style:parent-style-name="Text_20_body" style:list-style-name="L1">
      <style:paragraph-properties fo:text-align="justify" style:justify-single-word="false"/>
      <style:text-properties style:font-name="Arial2" fo:font-size="12pt" fo:language="pt" fo:country="BR" officeooo:rsid="00479644" officeooo:paragraph-rsid="00479644" style:font-size-asian="10.5pt" style:font-size-complex="12pt"/>
    </style:style>
    <style:style style:name="P56" style:family="paragraph" style:parent-style-name="Text_20_body">
      <style:paragraph-properties fo:text-align="justify" style:justify-single-word="false"/>
      <style:text-properties style:font-name="Arial2" fo:font-size="12pt" fo:language="pt" fo:country="BR" officeooo:rsid="0047bc63" officeooo:paragraph-rsid="0047bc63" style:font-size-asian="10.5pt" style:font-size-complex="12pt"/>
    </style:style>
    <style:style style:name="P57" style:family="paragraph" style:parent-style-name="Text_20_body">
      <style:text-properties style:font-name="Arial2" fo:font-size="12pt" fo:language="pt" fo:country="BR" officeooo:rsid="00487ccb" officeooo:paragraph-rsid="00480d0a" style:font-size-asian="10.5pt" style:font-size-complex="12pt"/>
    </style:style>
    <style:style style:name="P58" style:family="paragraph" style:parent-style-name="Text_20_body" style:list-style-name="L2">
      <style:text-properties officeooo:rsid="0047bc63" officeooo:paragraph-rsid="0047bc63"/>
    </style:style>
    <style:style style:name="P59" style:family="paragraph" style:parent-style-name="Text_20_body" style:list-style-name="L3">
      <style:text-properties officeooo:rsid="0047bc63" officeooo:paragraph-rsid="0047bc63"/>
    </style:style>
    <style:style style:name="P60" style:family="paragraph" style:parent-style-name="Text_20_body" style:list-style-name="L3">
      <style:text-properties officeooo:rsid="00480d0a" officeooo:paragraph-rsid="00480d0a"/>
    </style:style>
    <style:style style:name="P61" style:family="paragraph" style:parent-style-name="Text_20_body" style:list-style-name="L4">
      <style:text-properties officeooo:rsid="00480d0a" officeooo:paragraph-rsid="00480d0a"/>
    </style:style>
    <style:style style:name="P62" style:family="paragraph" style:parent-style-name="Text_20_body" style:list-style-name="L5">
      <style:text-properties officeooo:rsid="004a5a6b" officeooo:paragraph-rsid="004a5a6b"/>
    </style:style>
    <style:style style:name="P63" style:family="paragraph" style:parent-style-name="Text_20_body" style:list-style-name="L6">
      <style:text-properties officeooo:rsid="004bda7f" officeooo:paragraph-rsid="004bda7f"/>
    </style:style>
    <style:style style:name="P64" style:family="paragraph" style:parent-style-name="Text_20_body" style:list-style-name="L7">
      <style:text-properties officeooo:rsid="004ccf18" officeooo:paragraph-rsid="004ccf18"/>
    </style:style>
    <style:style style:name="P65" style:family="paragraph" style:parent-style-name="Text_20_body" style:list-style-name="L8">
      <style:text-properties officeooo:rsid="004ccf18" officeooo:paragraph-rsid="004ccf18"/>
    </style:style>
    <style:style style:name="P66" style:family="paragraph" style:parent-style-name="Text_20_body" style:list-style-name="L9">
      <style:text-properties officeooo:rsid="004ccf18" officeooo:paragraph-rsid="004ccf18"/>
    </style:style>
    <style:style style:name="P67" style:family="paragraph" style:parent-style-name="Text_20_body" style:list-style-name="L9">
      <style:text-properties officeooo:rsid="004da9a0" officeooo:paragraph-rsid="004da9a0"/>
    </style:style>
    <style:style style:name="T1" style:family="text">
      <style:text-properties officeooo:rsid="001d0934"/>
    </style:style>
    <style:style style:name="T2" style:family="text">
      <style:text-properties style:font-name="Arial2" fo:language="pt" fo:country="BR" officeooo:rsid="0031a03f"/>
    </style:style>
    <style:style style:name="T3" style:family="text">
      <style:text-properties style:font-name="Arial2" fo:language="pt" fo:country="BR" officeooo:rsid="003e3a67" fo:background-color="#ffff00" loext:char-shading-value="0"/>
    </style:style>
    <style:style style:name="T4" style:family="text">
      <style:text-properties style:font-name="Arial2" fo:font-size="10pt" fo:language="pt" fo:country="BR" officeooo:rsid="0043dda9"/>
    </style:style>
    <style:style style:name="T5" style:family="text">
      <style:text-properties style:font-name="Arial2" fo:font-size="10pt" fo:language="pt" fo:country="BR" officeooo:rsid="0043dda9" fo:background-color="#ffff00" loext:char-shading-value="0"/>
    </style:style>
    <style:style style:name="T6" style:family="text">
      <style:text-properties style:font-name="Arial2" fo:font-size="12pt" fo:language="pt" fo:country="BR" officeooo:rsid="00479644" style:font-size-asian="10.5pt" style:font-size-complex="12pt"/>
    </style:style>
    <style:style style:name="T7" style:family="text">
      <style:text-properties style:font-name="Arial2" fo:font-size="12pt" fo:language="pt" fo:country="BR" officeooo:rsid="0047bc63" style:font-size-asian="10.5pt" style:font-size-complex="12pt"/>
    </style:style>
    <style:style style:name="T8" style:family="text">
      <style:text-properties style:font-name="Arial2" fo:font-size="12pt" fo:language="pt" fo:country="BR" officeooo:rsid="00487ccb" style:font-size-asian="10.5pt" style:font-size-complex="12pt"/>
    </style:style>
    <style:style style:name="T9" style:family="text">
      <style:text-properties officeooo:rsid="001d0934" fo:background-color="transparent" loext:char-shading-value="0"/>
    </style:style>
    <style:style style:name="T10" style:family="text">
      <style:text-properties officeooo:rsid="0043dda9"/>
    </style:style>
    <style:style style:name="T11" style:family="text">
      <style:text-properties officeooo:rsid="0043dda9" fo:background-color="#ffff00" loext:char-shading-value="0"/>
    </style:style>
    <style:style style:name="T12" style:family="text">
      <style:text-properties officeooo:rsid="00459c69"/>
    </style:style>
    <style:style style:name="T13" style:family="text">
      <style:text-properties officeooo:rsid="004651fe"/>
    </style:style>
    <style:style style:name="T14" style:family="text">
      <style:text-properties fo:font-size="12pt" officeooo:rsid="00479644" style:font-size-asian="10.5pt" style:font-size-complex="12pt"/>
    </style:style>
    <style:style style:name="T15" style:family="text">
      <style:text-properties officeooo:rsid="00487ccb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<text:bookmark-start text:name="__RefHeading___Toc74_2961738099"/>JEDIEL DA ROSA RIBEIRO<text:bookmark-end text:name="__RefHeading___Toc74_2961738099"/></text:p>
      <text:p text:style-name="P3"/>
      <text:p text:style-name="P3"/>
      <text:p text:style-name="P3"/>
      <text:p text:style-name="P3"/>
      <text:p text:style-name="P5"/>
      <text:p text:style-name="P3"/>
      <text:p text:style-name="P14">TÍTULO DO TRABALHO</text:p>
      <text:p text:style-name="P7"/>
      <text:p text:style-name="P7"/>
      <text:p text:style-name="P7"/>
      <text:p text:style-name="P7"/>
      <text:p text:style-name="P7"/>
      <text:p text:style-name="P9"/>
      <text:p text:style-name="P10"/>
      <text:p text:style-name="P7"/>
      <text:p text:style-name="P12"/>
      <text:p text:style-name="P12"/>
      <text:p text:style-name="P12"/>
      <text:p text:style-name="P12"/>
      <text:p text:style-name="P18"><text:span text:style-name="T2">GASPAR</text:span>/SC<text:line-break/><text:span text:style-name="T3">[ MÊS ]</text:span><text:span text:style-name="T9"> </text:span><text:span text:style-name="T1">DE 2021</text:span></text:p>
      <text:p text:style-name="P36">JEDIEL DA ROSA RIBEIRO</text:p>
      <text:p text:style-name="P4"/>
      <text:p text:style-name="P4"/>
      <text:p text:style-name="P4"/>
      <text:p text:style-name="P4"/>
      <text:p text:style-name="P6"/>
      <text:p text:style-name="P4"/>
      <text:p text:style-name="P15">TÍTULO DO TRABALHO</text:p>
      <text:p text:style-name="Abstrato">Trabalho apresentado à professora <text:span text:style-name="T4">[</text:span><text:span text:style-name="T5">NOME DA PROFESSORA</text:span><text:span text:style-name="T4">]</text:span> por exigência da disciplina <text:span text:style-name="T10">[</text:span><text:span text:style-name="T11">NOME DA DISCIPLINA</text:span><text:span text:style-name="T10">] do </text:span>curso de Teologia e Missão do Centro de Treinamento Missionário Vida – CTMVida.</text:p>
      <text:p text:style-name="P8"/>
      <text:p text:style-name="P11"/>
      <text:p text:style-name="P11"/>
      <text:p text:style-name="P11"/>
      <text:p text:style-name="P8"/>
      <text:p text:style-name="P13"/>
      <text:p text:style-name="P13"/>
      <text:p text:style-name="P13"/>
      <text:p text:style-name="P13"/>
      <text:p text:style-name="P17"><text:bookmark-start text:name="__RefHeading___Toc76_29617380991"/><text:span text:style-name="T2">GASPAR</text:span>/SC<text:line-break/><text:span text:style-name="T3">[ MÊS ]</text:span><text:span text:style-name="T9"> </text:span><text:span text:style-name="T1">DE 2021</text:span><text:bookmark-end text:name="__RefHeading___Toc76_29617380991"/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34">Sumário</text:p>
          </text:index-title>
          <text:p text:style-name="P32"><text:a xlink:type="simple" xlink:href="#__RefHeading___Toc698_3787482110" text:style-name="Index_20_Link" text:visited-style-name="Index_20_Link">Título<text:tab/>4</text:a></text:p>
          <text:p text:style-name="P33"><text:a xlink:type="simple" xlink:href="#__RefHeading___Toc700_3787482110" text:style-name="Index_20_Link" text:visited-style-name="Index_20_Link">O que é intimidade?<text:tab/>4</text:a></text:p>
          <text:p text:style-name="P32"><text:a xlink:type="simple" xlink:href="#__RefHeading___Toc702_3787482110" text:style-name="Index_20_Link" text:visited-style-name="Index_20_Link">O que faz parte da autêntica intimidade?<text:tab/>4</text:a></text:p>
          <text:p text:style-name="P32"><text:a xlink:type="simple" xlink:href="#__RefHeading___Toc704_3787482110" text:style-name="Index_20_Link" text:visited-style-name="Index_20_Link">Quando e como cresce a intimidade?<text:tab/>5</text:a></text:p>
          <text:p text:style-name="P32"><text:a xlink:type="simple" xlink:href="#__RefHeading___Toc706_3787482110" text:style-name="Index_20_Link" text:visited-style-name="Index_20_Link">Algumas dimensões de intimidade<text:tab/>5</text:a></text:p>
          <text:p text:style-name="P32"><text:a xlink:type="simple" xlink:href="#__RefHeading___Toc708_3787482110" text:style-name="Index_20_Link" text:visited-style-name="Index_20_Link">4 Graus de intimidades entre casais<text:tab/>6</text:a></text:p>
          <text:p text:style-name="P32"><text:a xlink:type="simple" xlink:href="#__RefHeading___Toc710_3787482110" text:style-name="Index_20_Link" text:visited-style-name="Index_20_Link">Divórcio e novo casamento<text:tab/>6</text:a></text:p>
          <text:p text:style-name="P33"><text:a xlink:type="simple" xlink:href="#__RefHeading___Toc712_3787482110" text:style-name="Index_20_Link" text:visited-style-name="Index_20_Link">O que a bíblica diz sobre o divórcio?<text:tab/>6</text:a></text:p>
          <text:p text:style-name="P33"><text:a xlink:type="simple" xlink:href="#__RefHeading___Toc714_3787482110" text:style-name="Index_20_Link" text:visited-style-name="Index_20_Link">Os ensinamentos contido no Antigo Testamento.<text:tab/>7</text:a></text:p>
          <text:p text:style-name="P33"><text:a xlink:type="simple" xlink:href="#__RefHeading___Toc716_3787482110" text:style-name="Index_20_Link" text:visited-style-name="Index_20_Link">Ensinamentos contidos nas palavras de Jesus<text:tab/>7</text:a></text:p>
          <text:p text:style-name="P33"><text:a xlink:type="simple" xlink:href="#__RefHeading___Toc718_3787482110" text:style-name="Index_20_Link" text:visited-style-name="Index_20_Link">Ensinamentos contidos nas palavras de paulo<text:tab/>7</text:a></text:p>
          <text:p text:style-name="P33"><text:a xlink:type="simple" xlink:href="#__RefHeading___Toc720_3787482110" text:style-name="Index_20_Link" text:visited-style-name="Index_20_Link">Resumo dos ensinamentos<text:tab/>8</text:a></text:p>
          <text:p text:style-name="P33"><text:a xlink:type="simple" xlink:href="#__RefHeading___Toc722_3787482110" text:style-name="Index_20_Link" text:visited-style-name="Index_20_Link">Síntese do assunto<text:tab/>8</text:a></text:p>
        </text:index-body>
      </text:table-of-content>
      <text:h text:style-name="P41" text:outline-level="1"/>
      <text:list xml:id="list4225294540" text:style-name="Outline">
        <text:list-item>
          <text:h text:style-name="P45" text:outline-level="1"><text:bookmark-start text:name="__RefHeading___Toc698_3787482110"/>Título<text:bookmark-end text:name="__RefHeading___Toc698_3787482110"/></text:h>
        </text:list-item>
      </text:list>
      <text:p text:style-name="P21"/>
      <text:p text:style-name="Text_20_body">“<text:span text:style-name="T12">O isolamento social e emocional, mata mais do que pessoas que fumam; estamos perdendo cada vez mais as nossas comunidades, e o que nos resta são as comunidades pares.</text:span>”</text:p>
      <text:p text:style-name="Text_20_body"/>
      <text:p text:style-name="P19">O que essa frase traduz à nós?</text:p>
      <text:p text:style-name="P19">Os relacionamentos que eram interativos anos atrás não são mais hoje.</text:p>
      <text:p text:style-name="P19">Como fica nossa intimidade nessa comunidade?</text:p>
      <text:p text:style-name="P19">Comunidades pares. </text:p>
      <text:p text:style-name="P19"/>
      <text:list xml:id="list155137013481870" text:continue-numbering="true" text:style-name="Outline">
        <text:list-item>
          <text:list>
            <text:list-item>
              <text:h text:style-name="Heading_20_2" text:outline-level="2"><text:bookmark-start text:name="__RefHeading___Toc700_3787482110"/>O que é intimidade?<text:bookmark-end text:name="__RefHeading___Toc700_3787482110"/></text:h>
            </text:list-item>
          </text:list>
        </text:list-item>
      </text:list>
      <text:p text:style-name="P20">→ Intiidade é um encontro comprometido e profundo, que não se esgota na intimidade física. (1 Samuel 20)</text:p>
      <text:list xml:id="list155135918846176" text:continue-numbering="true" text:style-name="Outline">
        <text:list-item>
          <text:h text:style-name="Heading_20_1" text:outline-level="1"><text:bookmark-start text:name="__RefHeading___Toc702_3787482110"/>O que faz parte da autêntica intimidade?<text:bookmark-end text:name="__RefHeading___Toc702_3787482110"/></text:h>
        </text:list-item>
      </text:list>
      <text:list xml:id="list2485745926" text:style-name="L1">
        <text:list-item>
          <text:p text:style-name="P51">Gênesis 2:24 diferenciação da família de origem. <text:span text:style-name="T13">Criação de um novo núcleo famíliar autêntico.</text:span></text:p>
        </text:list-item>
        <text:list-item>
          <text:p text:style-name="P52">Separe-se das tradições e bagagens pesadas de seus pais.</text:p>
        </text:list-item>
        <text:list-item>
          <text:p text:style-name="P52">Autonomia de cada conjuge</text:p>
        </text:list-item>
        <text:list-item>
          <text:p text:style-name="P53">É impossível pensar na ideia de que uma só pessoa vai satisfazer todas as suas necessidades</text:p>
          <text:list>
            <text:list-item>
              <text:p text:style-name="P53">Relacionamento de co-dependência. “achar a metade”</text:p>
            </text:list-item>
          </text:list>
        </text:list-item>
        <text:list-item>
          <text:p text:style-name="P53">Os conjuges podem e devem ser melhores amigos, porém cada um deve ter um outro amigo e amiga para conversar (homem, amigo e mulher amiga)</text:p>
        </text:list-item>
        <text:list-item>
          <text:p text:style-name="P54"><text:soft-page-break/><text:span text:style-name="T14">Respeite a identidade do </text:span><text:span text:style-name="T6">outro, ele não é seu objeto para usufruto.</text:span></text:p>
        </text:list-item>
        <text:list-item>
          <text:p text:style-name="P55">A intimidade não se consegue na noite de núpcias, é um trabalho para a vida toda.</text:p>
        </text:list-item>
      </text:list>
      <text:p text:style-name="P56">Esforço diário de cultivar a confiança </text:p>
      <text:p text:style-name="P56"/>
      <text:list xml:id="list155136511208565" text:continue-list="list155135918846176" text:style-name="Outline">
        <text:list-item>
          <text:h text:style-name="Heading_20_1" text:outline-level="1"><text:bookmark-start text:name="__RefHeading___Toc704_3787482110"/>Quando e como cresce a intimidade?<text:bookmark-end text:name="__RefHeading___Toc704_3787482110"/></text:h>
        </text:list-item>
      </text:list>
      <text:list xml:id="list470937756" text:style-name="L2">
        <text:list-item>
          <text:p text:style-name="P58">Reconheça que percebemos o mundo de forma diferente.</text:p>
          <text:list>
            <text:list-item>
              <text:p text:style-name="P58">A forma de vermos as coisas é totalmente distinta uns dos outros.</text:p>
            </text:list-item>
            <text:list-item>
              <text:p text:style-name="P58">Exemplo dos filhos e da barata.</text:p>
            </text:list-item>
          </text:list>
        </text:list-item>
        <text:list-item>
          <text:p text:style-name="P58">A intimidade cresce quando a transparência prevalece.</text:p>
          <text:list>
            <text:list-item>
              <text:p text:style-name="P58">Intimidade, transparência (e sinceridade).</text:p>
            </text:list-item>
            <text:list-item>
              <text:p text:style-name="P58">A história da Bia</text:p>
            </text:list-item>
          </text:list>
        </text:list-item>
      </text:list>
      <text:list xml:id="list155137011825076" text:continue-list="list155136511208565" text:style-name="Outline">
        <text:list-item>
          <text:h text:style-name="P42" text:outline-level="1"><text:bookmark-start text:name="__RefHeading___Toc706_3787482110"/>Algumas dimensões de intimidade<text:bookmark-end text:name="__RefHeading___Toc706_3787482110"/></text:h>
        </text:list-item>
      </text:list>
      <text:list xml:id="list421832378" text:style-name="L3">
        <text:list-item>
          <text:p text:style-name="P59">Intimidade sexual</text:p>
        </text:list-item>
        <text:list-item>
          <text:p text:style-name="P59">Intimidade emocional</text:p>
        </text:list-item>
        <text:list-item>
          <text:p text:style-name="P59">Intimidade intelectual</text:p>
        </text:list-item>
        <text:list-item>
          <text:p text:style-name="P60">Intimidade criativa</text:p>
        </text:list-item>
        <text:list-item>
          <text:p text:style-name="P60">Intimidade laboral</text:p>
        </text:list-item>
        <text:list-item>
          <text:p text:style-name="P60">Intimidade das crises</text:p>
        </text:list-item>
        <text:list-item>
          <text:p text:style-name="P60">Intimidade espiritual</text:p>
        </text:list-item>
      </text:list>
      <text:p text:style-name="P22"/>
      <text:list xml:id="list155135215186969" text:continue-list="list155137011825076" text:style-name="Outline">
        <text:list-item>
          <text:h text:style-name="P43" text:outline-level="1"><text:bookmark-start text:name="__RefHeading___Toc708_3787482110"/><text:soft-page-break/>4 Graus de intimidades entre casais<text:bookmark-end text:name="__RefHeading___Toc708_3787482110"/></text:h>
        </text:list-item>
      </text:list>
      <text:list xml:id="list916573549" text:style-name="L4">
        <text:list-item>
          <text:p text:style-name="P61">Intimidade desvitalizada → Vivem debaixo do mesmo teto mas são independentes. República de casal</text:p>
        </text:list-item>
        <text:list-item>
          <text:p text:style-name="P61">Intimidade em permanente conflito → É o conflito que os une. (enredo da sua vida)</text:p>
        </text:list-item>
        <text:list-item>
          <text:p text:style-name="P61">Intimidade da Inercia → Casados, mas deixando que a vida os leve. Não há discussão entre casais.</text:p>
        </text:list-item>
        <text:list-item>
          <text:p text:style-name="P61">Intimidade total e vital → Quando experiências da vida geram uma caminhada de prazer. <text:span text:style-name="T15">Compartilham, comungam e respeitam um ao outro.</text:span></text:p>
        </text:list-item>
      </text:list>
      <text:p text:style-name="P23"/>
      <text:p text:style-name="P22">Vídeo de 1 minuto:<text:span text:style-name="T7"> </text:span><text:span text:style-name="T8">POG</text:span></text:p>
      <text:p text:style-name="P57"/>
      <text:list xml:id="list155136086041684" text:continue-list="list155135215186969" text:style-name="Outline">
        <text:list-item>
          <text:h text:style-name="P44" text:outline-level="1"><text:bookmark-start text:name="__RefHeading___Toc710_3787482110"/>Divórcio e novo casamento<text:bookmark-end text:name="__RefHeading___Toc710_3787482110"/></text:h>
        </text:list-item>
      </text:list>
      <text:p text:style-name="P23">Filme muito interessante: Cocha de retalho</text:p>
      <text:p text:style-name="P23"/>
      <text:p text:style-name="P24">A cada 3 casamentos oficializados em cartório, 1 termina em divórcio. (1/3)</text:p>
      <text:p text:style-name="P24"/>
      <text:p text:style-name="P24">O divórcio é a nossa declaração da incapacidade de amar incondicionalmente.</text:p>
      <text:p text:style-name="P24">O divórcio nunca foi o plano original de Deus para o casamento a implicação que encontramos no Éden, é que “Serão uma só carne”.</text:p>
      <text:list xml:id="list155136328007781" text:continue-numbering="true" text:style-name="Outline">
        <text:list-item>
          <text:list>
            <text:list-item>
              <text:h text:style-name="Heading_20_2" text:outline-level="2"><text:bookmark-start text:name="__RefHeading___Toc712_3787482110"/>O que a bíblica diz sobre o divórcio?<text:bookmark-end text:name="__RefHeading___Toc712_3787482110"/></text:h>
            </text:list-item>
          </text:list>
        </text:list-item>
      </text:list>
      <text:p text:style-name="P24">Do antigo ao novo testamento, a Bíblia contém princípios que envolvem casamento, divórcio e novo casamento.</text:p>
      <text:list xml:id="list155135940579831" text:continue-numbering="true" text:style-name="Outline">
        <text:list-item>
          <text:list>
            <text:list-item>
              <text:h text:style-name="P46" text:outline-level="2"><text:bookmark-start text:name="__RefHeading___Toc714_3787482110"/><text:soft-page-break/>Os ensinamentos contido no Antigo Testamento.<text:bookmark-end text:name="__RefHeading___Toc714_3787482110"/></text:h>
            </text:list-item>
          </text:list>
        </text:list-item>
      </text:list>
      <text:p text:style-name="P24">Bíblicamente, o casamento é posto como uma união intima e permanente entre marido e mulher.</text:p>
      <text:p text:style-name="P24">Deuteronômio 24:1-4 fornece algumas orientações que regem a prática do divórcio, a saber, uma prática tolerada, mas nunca ordenada nem encorajada por Deus.</text:p>
      <text:p text:style-name="P25">O divórcio nos templos bíblicos (antigo testamento) foi permitido por Deus para libertar a mulher da escravidão e miséria em que vivia com seu marido.</text:p>
      <text:p text:style-name="P25">Neste contexto (AT) o divórcio seria legal, permanente e permitido na posse de um documento por escrito apenas nos casos que envolviam impureza.</text:p>
      <text:list xml:id="list381818367" text:style-name="L5">
        <text:list-item>
          <text:p text:style-name="P62">A escola de Shammai</text:p>
          <text:list>
            <text:list-item>
              <text:p text:style-name="P62">Imoralidade sexual</text:p>
            </text:list-item>
          </text:list>
        </text:list-item>
        <text:list-item>
          <text:p text:style-name="P62">A escola de Hillel</text:p>
          <text:list>
            <text:list-item>
              <text:p text:style-name="P62">Qualquer atitude que desagradasse ao marido</text:p>
            </text:list-item>
          </text:list>
        </text:list-item>
      </text:list>
      <text:p text:style-name="P26"/>
      <text:list xml:id="list155136706161754" text:continue-list="list155135940579831" text:style-name="Outline">
        <text:list-item>
          <text:list>
            <text:list-item>
              <text:h text:style-name="P47" text:outline-level="2"><text:bookmark-start text:name="__RefHeading___Toc716_3787482110"/>Ensinamentos contidos nas palavras de Jesus<text:bookmark-end text:name="__RefHeading___Toc716_3787482110"/></text:h>
            </text:list-item>
          </text:list>
        </text:list-item>
      </text:list>
      <text:p text:style-name="P26">Embora a lei mosaida incluísse prescrição que regulamentava o divórcio, é evidente no texto de Malaquias 2:16 que o divórcio não faz parte do ideal de Deus</text:p>
      <text:list xml:id="list573750290" text:style-name="L6">
        <text:list-item>
          <text:p text:style-name="P63">Marcos 10:11-12</text:p>
        </text:list-item>
        <text:list-item>
          <text:p text:style-name="P63">Lucas 16:18</text:p>
        </text:list-item>
        <text:list-item>
          <text:p text:style-name="P63">Mateus 19:7-8</text:p>
        </text:list-item>
      </text:list>
      <text:p text:style-name="P26">Em Mateus 5:31-32 a declaração de Jesus conduz ao entendimento de que divórcios ilegítimos levam o casal a cometer adultério.</text:p>
      <text:list xml:id="list155135454929063" text:continue-list="list155136706161754" text:style-name="Outline">
        <text:list-item>
          <text:list>
            <text:list-item>
              <text:h text:style-name="P48" text:outline-level="2"><text:bookmark-start text:name="__RefHeading___Toc718_3787482110"/>Ensinamentos contidos nas palavras de paulo<text:bookmark-end text:name="__RefHeading___Toc718_3787482110"/></text:h>
            </text:list-item>
          </text:list>
        </text:list-item>
      </text:list>
      <text:list xml:id="list3972854185" text:style-name="L7">
        <text:list-item>
          <text:p text:style-name="P64">Divórcio entre crentes 1 Co 7:10</text:p>
        </text:list-item>
      </text:list>
      <text:list xml:id="list1944768973" text:style-name="L8">
        <text:list-item>
          <text:p text:style-name="P65"><text:soft-page-break/>O divórcio entre um crente e um incrédulo quando este não queira a separação 7:12-14</text:p>
        </text:list-item>
        <text:list-item>
          <text:p text:style-name="P65">O divórcio entre um crente e um não crente quando este quer a separação definitiva 7:15-16</text:p>
        </text:list-item>
      </text:list>
      <text:list xml:id="list155135874800212" text:continue-list="list155135454929063" text:style-name="Outline">
        <text:list-item>
          <text:list>
            <text:list-item>
              <text:h text:style-name="P49" text:outline-level="2"><text:bookmark-start text:name="__RefHeading___Toc720_3787482110"/>Resumo dos ensinamentos<text:bookmark-end text:name="__RefHeading___Toc720_3787482110"/></text:h>
            </text:list-item>
          </text:list>
        </text:list-item>
      </text:list>
      <text:p text:style-name="P27">Em nenhum lugar na bíblia divórcio é ordenado ou estipulado. Divórcio só é permitido em duas circunstâncias:</text:p>
      <text:list xml:id="list2674178079" text:style-name="L9">
        <text:list-item>
          <text:p text:style-name="P66">Quando o cônjuge é culpado de imoralidade sexual e não quer se arrepender e viver fielmente no matrimônio Mt 19:9</text:p>
        </text:list-item>
        <text:list-item>
          <text:p text:style-name="P67">Quando um dos cônjuges é incrédulo e decide abandonar o companheiro por vontade própria e permanente 1 Co 7:15</text:p>
        </text:list-item>
      </text:list>
      <text:p text:style-name="P28"/>
      <text:p text:style-name="P28">Legalista: Quando a lei se torna mais importante do que a vida</text:p>
      <text:list xml:id="list155135983387589" text:continue-list="list155135874800212" text:style-name="Outline">
        <text:list-item>
          <text:list>
            <text:list-item>
              <text:h text:style-name="Heading_20_2" text:outline-level="2"><text:bookmark-start text:name="__RefHeading___Toc722_3787482110"/>Síntese do assunto<text:bookmark-end text:name="__RefHeading___Toc722_3787482110"/></text:h>
            </text:list-item>
          </text:list>
        </text:list-item>
      </text:list>
      <text:p text:style-name="P29">Sendo assim, poderíamos afirmar que o divórcio é contemplado como uma realidade trágica e não desejada por Deus, mas que está aí com uma frustração a mais e um expoente claro das consequências do pecado.</text:p>
      <text:p text:style-name="P29"/>
      <text:p text:style-name="P29">O divórcio é como a amputação de um membro do corpo.</text:p>
      <text:p text:style-name="P30"/>
      <text:p text:style-name="P31">“Precisamos ter cuidado para não fechar a porta do céu, e não escancarar a porta do inferno.”</text:p>
      <text:p text:style-name="P31"/>
      <text:p text:style-name="P31"/>
      <text:p text:style-name="P19"/>
      <text:bibliography text:style-name="Sect1" text:protected="true" text:name="Bibliography1">
        <text:bibliography-source>
          <text:index-title-template text:style-name="Bibliography_20_Heading">Bibliografia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 text:style-name="Emphasis">, </text:index-entry-span>
            <text:index-entry-bibliography text:bibliography-data-field="title"/>
            <text:index-entry-span>. </text:index-entry-span>
            <text:index-entry-bibliography text:bibliography-data-field="edition"/>
            <text:index-entry-span>, </text:index-entry-span>
            <text:index-entry-bibliography text:bibliography-data-field="publisher"/>
            <text:index-entry-span>,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p text:style-name="P35">Bibliografia</text:p>
          </text:index-title>
          <text:p text:style-name="P37">1: Nancy Pearcy<text:span text:style-name="Emphasis">, </text:span>Verdade Absoluta. 1ª Edição, Publicador X, 1999.</text:p>
        </text:index-body>
      </text:bibliography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" svg:font-family="Arial" style:font-adornments="Negrito" style:font-family-generic="swiss" style:font-pitch="variable"/>
    <style:font-face style:name="Arial2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CTM" xlink:href="Pictures/1000000000000500000000CF73E1439B139099FF.jpg" xlink:type="simple" xlink:show="embed" xlink:actuate="onLoad"/>
    <draw:fill-image draw:name="LOGO_5f_CTM" draw:display-name="LOGO_CTM" xlink:href="Pictures/1000000000000500000000CF73E1439B139099FF.jpg" xlink:type="simple" xlink:show="embed" xlink:actuate="onLoad"/>
    <draw:fill-image draw:name="Paper_20_Texture" draw:display-name="Paper Texture" xlink:href="Pictures/10000000000002000000020056D5795D97F17E95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arial" fo:font-family="arial" style:font-style-name="Regular" style:font-family-generic="swiss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fo:text-transform="uppercase" style:font-name="Arial2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style:font-name="Arial2" fo:font-family="Arial" style:font-style-name="Normal" style:font-family-generic="swiss" style:font-pitch="variable" fo:language="pt" fo:country="BR"/>
    </style:style>
    <style:style style:name="List" style:family="paragraph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 style:master-page-name="">
      <style:paragraph-properties fo:line-height="150%" fo:text-align="start" style:justify-single-word="false" style:page-number="auto" text:number-lines="false" text:line-number="0">
        <style:tab-stops/>
      </style:paragraph-properties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hidden="true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7cm" style:type="right" style:leader-style="solid" style:leader-text="_"/>
        </style:tab-stops>
      </style:paragraph-properties>
      <style:text-properties style:font-name="arial" fo:font-family="arial" style:font-style-name="Regular" style:font-family-generic="swiss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hidden="true" style:parent-style-name="Standard" style:class="extra"/>
    <style:style style:name="Signature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hidden="true" style:parent-style-name="Caption" style:class="extra"/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Drawing" style:family="paragraph" style:hidden="true" style:parent-style-name="Caption" style:class="extra"/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2" fo:font-family="Arial" style:font-style-name="Normal" style:font-family-generic="swiss" style:font-pitch="variable" fo:language="pt" fo:country="BR"/>
    </style:style>
    <style:style style:name="Abstrato" style:family="paragraph" style:parent-style-name="Text_20_body" style:auto-update="true" style:master-page-name="">
      <style:paragraph-properties fo:margin-left="8.999cm" fo:margin-right="0cm" fo:line-height="115%" fo:text-align="justify" style:justify-single-word="false" fo:text-indent="0cm" style:auto-text-indent="false" style:page-number="auto"/>
      <style:text-properties fo:font-size="10pt"/>
    </style:style>
    <style:style style:name="Strong_20_Emphasis" style:display-name="Strong Emphasis" style:family="text">
      <style:text-properties style:font-name="Arial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1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font-name="Arial2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Arial2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1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Footnote_20_anchor" style:display-name="Footnote anchor" style:family="text" style:hidden="true">
      <style:text-properties style:text-position="super 58%"/>
    </style:style>
    <style:style style:name="Caption_20_characters" style:display-name="Caption characters" style:family="text" style:hidden="true"/>
    <style:style style:name="Endnote_20_Symbol" style:display-name="Endnote Symbol" style:family="text" style:hidden="true"/>
    <style:style style:name="Source_20_Text" style:display-name="Source Text" style:family="text">
      <style:text-properties style:font-name="Arial2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style:hidden="true"/>
    <style:style style:name="Index_20_Link" style:display-name="Index Link" style:family="text" style:hidden="true"/>
    <style:style style:name="Exampl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style:hidden="true"/>
    <style:style style:name="Drop_20_Caps" style:display-name="Drop Caps" style:family="text" style:hidden="true"/>
    <style:style style:name="Teletyp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style:hidden="true"/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Line_20_numbering" style:display-name="Line numbering" style:family="text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 style:page-usage="lef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image-name="Paper_20_Texture" draw:fill-image-width="0cm" draw:fill-image-height="0cm" style:repeat="no-repeat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LOGO_5f_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/>
    </style:page-layout>
  </office:automatic-styles>
  <office:master-styles>
    <style:master-page style:name="Standard" style:page-layout-name="Mpm1" style:next-style-name="Index">
      <style:header>
        <text:p text:style-name="Header"><draw:frame draw:style-name="Mfr1" draw:name="Image1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/>
      </style:footer>
    </style:master-page>
    <style:master-page style:name="Index" style:page-layout-name="Mpm1" style:next-style-name="First_20_Page">
      <style:header>
        <text:p text:style-name="Header"><draw:frame draw:style-name="Mfr1" draw:name="Image2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Header"><draw:frame draw:style-name="Mfr1" draw:name="Image4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2"><text:page-number text:select-page="current">0</text:page-number></text:p>
      </style:footer>
    </style:master-page>
    <style:master-page style:name="Right_20_Page" style:display-name="Right Page" style:page-layout-name="Mpm3" style:next-style-name="Left_20_Page">
      <style:header>
        <text:p text:style-name="Header"><draw:frame draw:style-name="Mfr1" draw:name="Image5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1" style:next-style-name="Left_20_Page">
      <style:header>
        <text:p text:style-name="Header"><draw:frame draw:style-name="Mfr1" draw:name="Image3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0</text:page-number></text:p>
      </style:footer>
    </style:master-page>
    <style:master-page style:name="HTML" style:page-layout-name="Mpm4"/>
    <style:master-page style:name="CTM_20__7c__20_Contra_20_Capa" style:display-name="CTM | Contra Capa" style:page-layout-name="Mpm5" style:next-style-name="CTM_20__7c__20_Página">
      <style:header>
        <text:p text:style-name="Header"/>
      </style:header>
    </style:master-page>
    <style:master-page style:name="Envelope" style:page-layout-name="Mpm6"/>
    <style:master-page style:name="Footnote" style:page-layout-name="Mpm7"/>
    <style:master-page style:name="Endnote" style:page-layout-name="Mpm7"/>
    <style:master-page style:name="Landscape" style:page-layout-name="Mpm8"/>
    <style:master-page style:name="CTM_20__7c__20_Página" style:display-name="CTM | Página" style:page-layout-name="Mpm9">
      <style:header>
        <text:p text:style-name="Header"/>
      </style:header>
      <style:footer>
        <text:p text:style-name="MP1"><text:page-number text:select-page="current">9</text:page-number></text:p>
      </style:footer>
    </style:master-page>
    <style:master-page style:name="CTM_20__7c__20_Capa" style:display-name="CTM | Capa" style:page-layout-name="Mpm10" style:next-style-name="CTM_20__7c__20_Contra_20_Capa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18:46:07.049282941</meta:creation-date>
    <dc:title>CTM</dc:title>
    <meta:editing-duration>PT1H3M7S</meta:editing-duration>
    <meta:editing-cycles>10</meta:editing-cycles>
    <meta:generator>LibreOffice/6.4.7.2$Linux_X86_64 LibreOffice_project/40$Build-2</meta:generator>
    <dc:date>2021-11-28T15:51:35.026965789</dc:date>
    <meta:document-statistic meta:table-count="0" meta:image-count="5" meta:object-count="0" meta:page-count="9" meta:paragraph-count="101" meta:word-count="948" meta:character-count="5521" meta:non-whitespace-character-count="4708"/>
    <meta:template xlink:type="simple" xlink:actuate="onRequest" xlink:title="CTM" xlink:href="../../../../../Templates/CTM.ott" meta:date="2021-11-22T18:46:06.172902484"/>
  </office:meta>
</office:document-meta>
</file>